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673cm"/>
    </style:style>
    <style:style style:name="co2" style:family="table-column">
      <style:table-column-properties fo:break-before="auto" style:column-width="5.345cm"/>
    </style:style>
    <style:style style:name="co3" style:family="table-column">
      <style:table-column-properties fo:break-before="auto" style:column-width="11.165cm"/>
    </style:style>
    <style:style style:name="co4" style:family="table-column">
      <style:table-column-properties fo:break-before="auto" style:column-width="5.563cm"/>
    </style:style>
    <style:style style:name="co5" style:family="table-column">
      <style:table-column-properties fo:break-before="auto" style:column-width="6.46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olerance_1e-14_results" table:style-name="ta1">
        <table:shapes>
          <draw:frame draw:z-index="0" draw:style-name="gr1" draw:text-style-name="P1" svg:width="33.688cm" svg:height="8.999cm" svg:x="10.889cm" svg:y="8.521cm">
            <draw:object draw:notify-on-update-of-ranges="'tolerance_1e-14_results'.C12:'tolerance_1e-14_results'.C17 'tolerance_1e-14_results'.E11:'tolerance_1e-14_results'.E11 'tolerance_1e-14_results'.E12:'tolerance_1e-14_results'.E17 'tolerance_1e-14_results'.F11:'tolerance_1e-14_results'.F11 'tolerance_1e-14_results'.F12:'tolerance_1e-14_results'.F17 'tolerance_1e-14_results'.G11:'tolerance_1e-14_results'.G11 'tolerance_1e-14_results'.G12:'tolerance_1e-14_results'.G17 'tolerance_1e-14_results'.H11:'tolerance_1e-14_results'.H11 'tolerance_1e-14_results'.H12:'tolerance_1e-14_results'.H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45.475cm" svg:y="8.469cm">
            <draw:object draw:notify-on-update-of-ranges="'tolerance_1e-14_results'.E3:'tolerance_1e-14_results'.G3 'tolerance_1e-14_results'.A4:'tolerance_1e-14_results'.A4 'tolerance_1e-14_results'.E4:'tolerance_1e-14_results'.G4 'tolerance_1e-14_results'.A5:'tolerance_1e-14_results'.A5 'tolerance_1e-14_results'.E5:'tolerance_1e-14_results'.G5 'tolerance_1e-14_results'.A6:'tolerance_1e-14_results'.A6 'tolerance_1e-14_results'.E6:'tolerance_1e-14_results'.G6 'tolerance_1e-14_results'.A7:'tolerance_1e-14_results'.A7 'tolerance_1e-14_results'.E7:'tolerance_1e-14_results'.G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62.846cm" svg:y="8.573cm">
            <draw:object draw:notify-on-update-of-ranges="'tolerance_1e-14_results'.K3:'tolerance_1e-14_results'.M3 'tolerance_1e-14_results'.A4:'tolerance_1e-14_results'.A4 'tolerance_1e-14_results'.K4:'tolerance_1e-14_results'.M4 'tolerance_1e-14_results'.A5:'tolerance_1e-14_results'.A5 'tolerance_1e-14_results'.K5:'tolerance_1e-14_results'.M5 'tolerance_1e-14_results'.A6:'tolerance_1e-14_results'.A6 'tolerance_1e-14_results'.K6:'tolerance_1e-14_results'.M6 'tolerance_1e-14_results'.A7:'tolerance_1e-14_results'.A7 'tolerance_1e-14_results'.K7:'tolerance_1e-14_results'.M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psilon</text:p>
          </table:table-cell>
          <table:table-cell office:value-type="float" office:value="0.00000000000001" calcext:value-type="float">
            <text:p>1E-1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ataset 1a - classification LEFT</text:p>
          </table:table-cell>
          <table:table-cell office:value-type="string" calcext:value-type="string">
            <text:p>dataset 1a - classification COLLINEAR</text:p>
          </table:table-cell>
          <table:table-cell office:value-type="string" calcext:value-type="string">
            <text:p>dataset 1a - classification RIGHT</text:p>
          </table:table-cell>
          <table:table-cell office:value-type="string" calcext:value-type="string">
            <text:p>dataset 1b - classification LEFT</text:p>
          </table:table-cell>
          <table:table-cell office:value-type="string" calcext:value-type="string">
            <text:p>dataset 1b - classification COLLINEAR</text:p>
          </table:table-cell>
          <table:table-cell office:value-type="string" calcext:value-type="string">
            <text:p>dataset 1b - classification RIGHT</text:p>
          </table:table-cell>
          <table:table-cell office:value-type="string" calcext:value-type="string">
            <text:p>dataset 1c - classification LEFT</text:p>
          </table:table-cell>
          <table:table-cell office:value-type="string" calcext:value-type="string">
            <text:p>dataset 1c - classification COLLINEAR</text:p>
          </table:table-cell>
          <table:table-cell office:value-type="string" calcext:value-type="string">
            <text:p>dataset 1c - classification RIGHT</text:p>
          </table:table-cell>
          <table:table-cell office:value-type="string" calcext:value-type="string">
            <text:p>dataset 1d - classification LEFT</text:p>
          </table:table-cell>
          <table:table-cell office:value-type="string" calcext:value-type="string">
            <text:p>dataset 1d - classification COLLINEAR</text:p>
          </table:table-cell>
          <table:table-cell office:value-type="string" calcext:value-type="string">
            <text:p>dataset 1d - classification RIGHT</text:p>
          </table:table-cell>
        </table:table-row>
        <table:table-row table:style-name="ro1">
          <table:table-cell office:value-type="string" calcext:value-type="string">
            <text:p>Metoda klasyfikacji punktów</text:p>
          </table:table-cell>
          <table:table-cell table:formula="of:=RIGHT([.B2];LEN([.B2]) - 16 - FIND(&quot;-&quot;;[.B2]))" office:value-type="string" office:string-value="LEFT" calcext:value-type="string">
            <text:p>LEFT</text:p>
          </table:table-cell>
          <table:table-cell table:formula="of:=RIGHT([.C2];LEN([.C2]) - 16 - FIND(&quot;-&quot;;[.C2]))" office:value-type="string" office:string-value="COLLINEAR" calcext:value-type="string">
            <text:p>COLLINEAR</text:p>
          </table:table-cell>
          <table:table-cell table:formula="of:=RIGHT([.D2];LEN([.D2]) - 16 - FIND(&quot;-&quot;;[.D2]))" office:value-type="string" office:string-value="RIGHT" calcext:value-type="string">
            <text:p>RIGHT</text:p>
          </table:table-cell>
          <table:table-cell table:formula="of:=RIGHT([.E2];LEN([.E2]) - 16 - FIND(&quot;-&quot;;[.E2]))" office:value-type="string" office:string-value="LEFT" calcext:value-type="string">
            <text:p>LEFT</text:p>
          </table:table-cell>
          <table:table-cell table:formula="of:=RIGHT([.F2];LEN([.F2]) - 16 - FIND(&quot;-&quot;;[.F2]))" office:value-type="string" office:string-value="COLLINEAR" calcext:value-type="string">
            <text:p>COLLINEAR</text:p>
          </table:table-cell>
          <table:table-cell table:formula="of:=RIGHT([.G2];LEN([.G2]) - 16 - FIND(&quot;-&quot;;[.G2]))" office:value-type="string" office:string-value="RIGHT" calcext:value-type="string">
            <text:p>RIGHT</text:p>
          </table:table-cell>
          <table:table-cell table:formula="of:=RIGHT([.H2];LEN([.H2]) - 16 - FIND(&quot;-&quot;;[.H2]))" office:value-type="string" office:string-value="LEFT" calcext:value-type="string">
            <text:p>LEFT</text:p>
          </table:table-cell>
          <table:table-cell table:formula="of:=RIGHT([.I2];LEN([.I2]) - 16 - FIND(&quot;-&quot;;[.I2]))" office:value-type="string" office:string-value="COLLINEAR" calcext:value-type="string">
            <text:p>COLLINEAR</text:p>
          </table:table-cell>
          <table:table-cell table:formula="of:=RIGHT([.J2];LEN([.J2]) - 16 - FIND(&quot;-&quot;;[.J2]))" office:value-type="string" office:string-value="RIGHT" calcext:value-type="string">
            <text:p>RIGHT</text:p>
          </table:table-cell>
          <table:table-cell table:formula="of:=RIGHT([.K2];LEN([.K2]) - 16 - FIND(&quot;-&quot;;[.K2]))" office:value-type="string" office:string-value="LEFT" calcext:value-type="string">
            <text:p>LEFT</text:p>
          </table:table-cell>
          <table:table-cell table:formula="of:=RIGHT([.L2];LEN([.L2]) - 16 - FIND(&quot;-&quot;;[.L2]))" office:value-type="string" office:string-value="COLLINEAR" calcext:value-type="string">
            <text:p>COLLINEAR</text:p>
          </table:table-cell>
          <table:table-cell table:formula="of:=RIGHT([.M2];LEN([.M2]) - 16 - FIND(&quot;-&quot;;[.M2]))" office:value-type="string" office:string-value="RIGHT" calcext:value-type="string">
            <text:p>RIGHT</text:p>
          </table:table-cell>
        </table:table-row>
        <table:table-row table:style-name="ro1">
          <table:table-cell office:value-type="string" calcext:value-type="string">
            <text:p>macierz 3x3 własny wyznacznik</text:p>
          </table:table-cell>
          <table:table-cell office:value-type="float" office:value="49816" calcext:value-type="float">
            <text:p>49816</text:p>
          </table:table-cell>
          <table:table-cell office:value-type="float" office:value="0" calcext:value-type="float">
            <text:p>0</text:p>
          </table:table-cell>
          <table:table-cell office:value-type="float" office:value="50184" calcext:value-type="float">
            <text:p>50184</text:p>
          </table:table-cell>
          <table:table-cell office:value-type="float" office:value="50104" calcext:value-type="float">
            <text:p>50104</text:p>
          </table:table-cell>
          <table:table-cell office:value-type="float" office:value="0" calcext:value-type="float">
            <text:p>0</text:p>
          </table:table-cell>
          <table:table-cell office:value-type="float" office:value="49896" calcext:value-type="float">
            <text:p>49896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 office:value-type="float" office:value="105" calcext:value-type="float">
            <text:p>105</text:p>
          </table:table-cell>
          <table:table-cell office:value-type="float" office:value="827" calcext:value-type="float">
            <text:p>82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acierz 2x2 własny wyznacznik</text:p>
          </table:table-cell>
          <table:table-cell office:value-type="float" office:value="49816" calcext:value-type="float">
            <text:p>49816</text:p>
          </table:table-cell>
          <table:table-cell office:value-type="float" office:value="0" calcext:value-type="float">
            <text:p>0</text:p>
          </table:table-cell>
          <table:table-cell office:value-type="float" office:value="50184" calcext:value-type="float">
            <text:p>50184</text:p>
          </table:table-cell>
          <table:table-cell office:value-type="float" office:value="50101" calcext:value-type="float">
            <text:p>50101</text:p>
          </table:table-cell>
          <table:table-cell office:value-type="float" office:value="7" calcext:value-type="float">
            <text:p>7</text:p>
          </table:table-cell>
          <table:table-cell office:value-type="float" office:value="49892" calcext:value-type="float">
            <text:p>49892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 office:value-type="float" office:value="145" calcext:value-type="float">
            <text:p>145</text:p>
          </table:table-cell>
          <table:table-cell office:value-type="float" office:value="712" calcext:value-type="float">
            <text:p>71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macierz 3x3 wyznacznik numpy</text:p>
          </table:table-cell>
          <table:table-cell office:value-type="float" office:value="49816" calcext:value-type="float">
            <text:p>49816</text:p>
          </table:table-cell>
          <table:table-cell office:value-type="float" office:value="0" calcext:value-type="float">
            <text:p>0</text:p>
          </table:table-cell>
          <table:table-cell office:value-type="float" office:value="50184" calcext:value-type="float">
            <text:p>50184</text:p>
          </table:table-cell>
          <table:table-cell office:value-type="float" office:value="50104" calcext:value-type="float">
            <text:p>50104</text:p>
          </table:table-cell>
          <table:table-cell office:value-type="float" office:value="0" calcext:value-type="float">
            <text:p>0</text:p>
          </table:table-cell>
          <table:table-cell office:value-type="float" office:value="49896" calcext:value-type="float">
            <text:p>49896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 office:value-type="float" office:value="41" calcext:value-type="float">
            <text:p>41</text:p>
          </table:table-cell>
          <table:table-cell office:value-type="float" office:value="921" calcext:value-type="float">
            <text:p>92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acierz 2x2 wyznacznik numpy</text:p>
          </table:table-cell>
          <table:table-cell office:value-type="float" office:value="49816" calcext:value-type="float">
            <text:p>49816</text:p>
          </table:table-cell>
          <table:table-cell office:value-type="float" office:value="0" calcext:value-type="float">
            <text:p>0</text:p>
          </table:table-cell>
          <table:table-cell office:value-type="float" office:value="50184" calcext:value-type="float">
            <text:p>50184</text:p>
          </table:table-cell>
          <table:table-cell office:value-type="float" office:value="50100" calcext:value-type="float">
            <text:p>50100</text:p>
          </table:table-cell>
          <table:table-cell office:value-type="float" office:value="8" calcext:value-type="float">
            <text:p>8</text:p>
          </table:table-cell>
          <table:table-cell office:value-type="float" office:value="49892" calcext:value-type="float">
            <text:p>49892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 office:value-type="float" office:value="172" calcext:value-type="float">
            <text:p>172</text:p>
          </table:table-cell>
          <table:table-cell office:value-type="float" office:value="688" calcext:value-type="float">
            <text:p>688</text:p>
          </table:table-cell>
          <table:table-cell office:value-type="float" office:value="140" calcext:value-type="float">
            <text:p>140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Ilość różnych kwalifikacji punktó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toda kwalifikacji 1</text:p>
          </table:table-cell>
          <table:table-cell office:value-type="string" calcext:value-type="string">
            <text:p>metoda kwalifikacji 2</text:p>
          </table:table-cell>
          <table:table-cell table:number-columns-repeated="2"/>
          <table:table-cell office:value-type="string" calcext:value-type="string">
            <text:p>dataset 1a</text:p>
          </table:table-cell>
          <table:table-cell office:value-type="string" calcext:value-type="string">
            <text:p>dataset 1b</text:p>
          </table:table-cell>
          <table:table-cell office:value-type="string" calcext:value-type="string">
            <text:p>dataset 1c</text:p>
          </table:table-cell>
          <table:table-cell office:value-type="string" calcext:value-type="string">
            <text:p>dataset 1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ierz 3x3 własny wyznacznik</text:p>
          </table:table-cell>
          <table:table-cell office:value-type="string" calcext:value-type="string">
            <text:p>macierz 2x2 własny wyznacznik</text:p>
          </table:table-cell>
          <table:table-cell table:formula="of:=COM.MICROSOFT.TEXTJOIN(&quot; - &quot;; FALSE();[.A12];[.B12])" office:value-type="string" office:string-value="macierz 3x3 własny wyznacznik - macierz 2x2 własny wyznacznik" calcext:value-type="string">
            <text:p>macierz 3x3 własny wyznacznik - macierz 2x2 własny wyznacznik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ierz 3x3 własny wyznacznik</text:p>
          </table:table-cell>
          <table:table-cell office:value-type="string" calcext:value-type="string">
            <text:p>macierz 3x3 wyznacznik numpy</text:p>
          </table:table-cell>
          <table:table-cell table:formula="of:=COM.MICROSOFT.TEXTJOIN(&quot; - &quot;; FALSE();[.A13];[.B13])" office:value-type="string" office:string-value="macierz 3x3 własny wyznacznik - macierz 3x3 wyznacznik numpy" calcext:value-type="string">
            <text:p>macierz 3x3 własny wyznacznik - macierz 3x3 wyznacznik numpy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ierz 3x3 własny wyznacznik</text:p>
          </table:table-cell>
          <table:table-cell office:value-type="string" calcext:value-type="string">
            <text:p>macierz 2x2 wyznacznik numpy</text:p>
          </table:table-cell>
          <table:table-cell table:formula="of:=COM.MICROSOFT.TEXTJOIN(&quot; - &quot;; FALSE();[.A14];[.B14])" office:value-type="string" office:string-value="macierz 3x3 własny wyznacznik - macierz 2x2 wyznacznik numpy" calcext:value-type="string">
            <text:p>macierz 3x3 własny wyznacznik - macierz 2x2 wyznacznik nump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ierz 3x3 wyznacznik numpy</text:p>
          </table:table-cell>
          <table:table-cell office:value-type="string" calcext:value-type="string">
            <text:p>macierz 2x2 własny wyznacznik</text:p>
          </table:table-cell>
          <table:table-cell table:formula="of:=COM.MICROSOFT.TEXTJOIN(&quot; - &quot;; FALSE();[.A15];[.B15])" office:value-type="string" office:string-value="macierz 3x3 wyznacznik numpy - macierz 2x2 własny wyznacznik" calcext:value-type="string">
            <text:p>macierz 3x3 wyznacznik numpy - macierz 2x2 własny wyznacznik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ierz 2x2 wyznacznik numpy</text:p>
          </table:table-cell>
          <table:table-cell office:value-type="string" calcext:value-type="string">
            <text:p>macierz 3x3 wyznacznik numpy</text:p>
          </table:table-cell>
          <table:table-cell table:formula="of:=COM.MICROSOFT.TEXTJOIN(&quot; - &quot;; FALSE();[.A16];[.B16])" office:value-type="string" office:string-value="macierz 2x2 wyznacznik numpy - macierz 3x3 wyznacznik numpy" calcext:value-type="string">
            <text:p>macierz 2x2 wyznacznik numpy - macierz 3x3 wyznacznik nump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ierz 2x2 wyznacznik numpy</text:p>
          </table:table-cell>
          <table:table-cell office:value-type="string" calcext:value-type="string">
            <text:p>macierz 2x2 własny wyznacznik</text:p>
          </table:table-cell>
          <table:table-cell table:formula="of:=COM.MICROSOFT.TEXTJOIN(&quot; - &quot;; FALSE();[.A17];[.B17])" office:value-type="string" office:string-value="macierz 2x2 wyznacznik numpy - macierz 2x2 własny wyznacznik" calcext:value-type="string">
            <text:p>macierz 2x2 wyznacznik numpy - macierz 2x2 własny wyznacznik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table:number-columns-repeated="5"/>
        </table:table-row>
        <table:table-row table:style-name="ro1">
          <table:table-cell table:number-columns-repeated="7"/>
          <table:table-cell table:formula="of:=AVERAGE([.H12:.H17])" office:value-type="float" office:value="351.166666666667" calcext:value-type="float">
            <text:p>351,16666666666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2">00.00.0000</text:date>, <text:time style:data-style-name="N2" text:time-value="09:38:53.08428557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22T11:02:39.023732936</dc:date>
    <meta:editing-duration>PT3H48M59S</meta:editing-duration>
    <meta:editing-cycles>3</meta:editing-cycles>
    <meta:generator>LibreOffice/7.2.1.2$Linux_X86_64 LibreOffice_project/20$Build-2</meta:generator>
    <meta:document-statistic meta:table-count="1" meta:cell-count="129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689cm" svg:height="9cm" xlink:href=".." xlink:type="simple" chart:class="chart:bar" chart:style-name="ch1">
        <chart:legend chart:legend-position="end" svg:x="31.32cm" svg:y="3.454cm" style:legend-expansion="high" chart:style-name="ch2"/>
        <chart:plot-area chart:style-name="ch3" table:cell-range-address="'tolerance_1e-14_results'.C12:'tolerance_1e-14_results'.C17 'tolerance_1e-14_results'.E11:'tolerance_1e-14_results'.H17" chart:data-source-has-labels="both" svg:x="1.684cm" svg:y="0.18cm" svg:width="28.963cm" svg:height="7.659cm">
          <chart:coordinate-region svg:x="12.148cm" svg:y="0.18cm" svg:width="18.127cm" svg:height="7.012cm"/>
          <chart:axis chart:dimension="x" chart:name="primary-x" chart:style-name="ch4" chartooo:axis-type="auto">
            <chartooo:date-scale/>
            <chart:title svg:x="0.451cm" svg:y="6.765cm" chart:style-name="ch5">
              <text:p>porównywana para metod klasyfikacji</text:p>
            </chart:title>
            <chart:categories table:cell-range-address="'tolerance_1e-14_results'.C12:'tolerance_1e-14_results'.C17"/>
          </chart:axis>
          <chart:axis chart:dimension="y" chart:name="primary-y" chart:style-name="ch6">
            <chart:title svg:x="13.158cm" svg:y="8.019cm" chart:style-name="ch7">
              <text:p>liczba różnie zaklasyfikowanych punktów</text:p>
            </chart:title>
            <chart:grid chart:style-name="ch8" chart:class="major"/>
          </chart:axis>
          <chart:series chart:style-name="ch9" chart:values-cell-range-address="'tolerance_1e-14_results'.E12:'tolerance_1e-14_results'.E17" chart:label-cell-address="'tolerance_1e-14_results'.E11:'tolerance_1e-14_results'.E11" chart:class="chart:bar">
            <chart:data-point chart:repeated="6"/>
          </chart:series>
          <chart:series chart:style-name="ch10" chart:values-cell-range-address="'tolerance_1e-14_results'.F12:'tolerance_1e-14_results'.F17" chart:label-cell-address="'tolerance_1e-14_results'.F11:'tolerance_1e-14_results'.F11" chart:class="chart:bar">
            <chart:data-point chart:repeated="6"/>
          </chart:series>
          <chart:series chart:style-name="ch11" chart:values-cell-range-address="'tolerance_1e-14_results'.G12:'tolerance_1e-14_results'.G17" chart:label-cell-address="'tolerance_1e-14_results'.G11:'tolerance_1e-14_results'.G11" chart:class="chart:bar">
            <chart:data-point chart:repeated="6"/>
          </chart:series>
          <chart:series chart:style-name="ch12" chart:values-cell-range-address="'tolerance_1e-14_results'.H12:'tolerance_1e-14_results'.H17" chart:label-cell-address="'tolerance_1e-14_results'.H11:'tolerance_1e-14_results'.H1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set 1a</text:p>
                <draw:g>
                  <svg:desc>'tolerance_1e-14_results'.E11:'tolerance_1e-14_results'.E11</svg:desc>
                </draw:g>
              </table:table-cell>
              <table:table-cell office:value-type="string">
                <text:p>dataset 1b</text:p>
                <draw:g>
                  <svg:desc>'tolerance_1e-14_results'.F11:'tolerance_1e-14_results'.F11</svg:desc>
                </draw:g>
              </table:table-cell>
              <table:table-cell office:value-type="string">
                <text:p>dataset 1c</text:p>
                <draw:g>
                  <svg:desc>'tolerance_1e-14_results'.G11:'tolerance_1e-14_results'.G11</svg:desc>
                </draw:g>
              </table:table-cell>
              <table:table-cell office:value-type="string">
                <text:p>dataset 1d</text:p>
                <draw:g>
                  <svg:desc>'tolerance_1e-14_results'.H11:'tolerance_1e-14_results'.H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cierz 3x3 własny wyznacznik - macierz 2x2 własny wyznacznik</text:p>
                <draw:g>
                  <svg:desc>'tolerance_1e-14_results'.C12:'tolerance_1e-14_results'.C17</svg:desc>
                </draw:g>
              </table:table-cell>
              <table:table-cell office:value-type="float" office:value="0">
                <text:p>0</text:p>
                <draw:g>
                  <svg:desc>'tolerance_1e-14_results'.E12:'tolerance_1e-14_results'.E17</svg:desc>
                </draw:g>
              </table:table-cell>
              <table:table-cell office:value-type="float" office:value="8">
                <text:p>8</text:p>
                <draw:g>
                  <svg:desc>'tolerance_1e-14_results'.F12:'tolerance_1e-14_results'.F17</svg:desc>
                </draw:g>
              </table:table-cell>
              <table:table-cell office:value-type="float" office:value="0">
                <text:p>0</text:p>
                <draw:g>
                  <svg:desc>'tolerance_1e-14_results'.G12:'tolerance_1e-14_results'.G17</svg:desc>
                </draw:g>
              </table:table-cell>
              <table:table-cell office:value-type="float" office:value="390">
                <text:p>390</text:p>
                <draw:g>
                  <svg:desc>'tolerance_1e-14_results'.H12:'tolerance_1e-14_results'.H17</svg:desc>
                </draw:g>
              </table:table-cell>
            </table:table-row>
            <table:table-row>
              <table:table-cell office:value-type="string">
                <text:p>macierz 3x3 własny wyznacznik - macierz 3x3 wyznacznik numpy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macierz 3x3 własny wyznacznik - macierz 2x2 wyznacznik numpy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macierz 3x3 wyznacznik numpy - macierz 2x2 własny wyznacznik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macierz 2x2 wyznacznik numpy - macierz 3x3 wyznacznik numpy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macierz 2x2 wyznacznik numpy - macierz 2x2 własny wyznacznik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393">
                <text:p>3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85cm" svg:y="0.316cm" chart:style-name="ch2">
          <text:p>dataset 1b</text:p>
        </chart:title>
        <chart:legend chart:legend-position="end" svg:x="11.461cm" svg:y="2.66cm" style:legend-expansion="high" chart:style-name="ch3"/>
        <chart:plot-area chart:style-name="ch4" table:cell-range-address="'tolerance_1e-14_results'.E3:'tolerance_1e-14_results'.G7 'tolerance_1e-14_results'.A4:'tolerance_1e-14_results'.A7" chart:data-source-has-labels="both" svg:x="1.331cm" svg:y="1.275cm" svg:width="9.81cm" svg:height="6.564cm">
          <chart:coordinate-region svg:x="2.508cm" svg:y="1.474cm" svg:width="8.633cm" svg:height="5.718cm"/>
          <chart:axis chart:dimension="x" chart:name="primary-x" chart:style-name="ch5" chartooo:axis-type="auto">
            <chartooo:date-scale/>
            <chart:title svg:x="5.319cm" svg:y="8.019cm" chart:style-name="ch6">
              <text:p>Klasyfikacja</text:p>
            </chart:title>
            <chart:categories table:cell-range-address="'tolerance_1e-14_results'.E3:'tolerance_1e-14_results'.G3"/>
          </chart:axis>
          <chart:axis chart:dimension="y" chart:name="primary-y" chart:style-name="ch7">
            <chart:title svg:x="0.451cm" svg:y="5.593cm" chart:style-name="ch8">
              <text:p>Ilość punktów</text:p>
            </chart:title>
            <chart:grid chart:style-name="ch9" chart:class="major"/>
          </chart:axis>
          <chart:series chart:style-name="ch10" chart:values-cell-range-address="'tolerance_1e-14_results'.E4:'tolerance_1e-14_results'.G4" chart:label-cell-address="'tolerance_1e-14_results'.A4:'tolerance_1e-14_results'.A4" chart:class="chart:bar">
            <chart:data-point chart:repeated="3"/>
          </chart:series>
          <chart:series chart:style-name="ch11" chart:values-cell-range-address="'tolerance_1e-14_results'.E5:'tolerance_1e-14_results'.G5" chart:label-cell-address="'tolerance_1e-14_results'.A5:'tolerance_1e-14_results'.A5" chart:class="chart:bar">
            <chart:data-point chart:repeated="3"/>
          </chart:series>
          <chart:series chart:style-name="ch12" chart:values-cell-range-address="'tolerance_1e-14_results'.E6:'tolerance_1e-14_results'.G6" chart:label-cell-address="'tolerance_1e-14_results'.A6:'tolerance_1e-14_results'.A6" chart:class="chart:bar">
            <chart:data-point chart:repeated="3"/>
          </chart:series>
          <chart:series chart:style-name="ch13" chart:values-cell-range-address="'tolerance_1e-14_results'.E7:'tolerance_1e-14_results'.G7" chart:label-cell-address="'tolerance_1e-14_results'.A7:'tolerance_1e-14_results'.A7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FT</text:p>
                <draw:g>
                  <svg:desc>'tolerance_1e-14_results'.E3:'tolerance_1e-14_results'.G3</svg:desc>
                </draw:g>
              </table:table-cell>
              <table:table-cell office:value-type="string">
                <text:p>COLLINEAR</text:p>
              </table:table-cell>
              <table:table-cell office:value-type="string">
                <text:p>RIGHT</text:p>
              </table:table-cell>
            </table:table-row>
          </table:table-header-rows>
          <table:table-rows>
            <table:table-row>
              <table:table-cell office:value-type="string">
                <text:p>macierz 3x3 własny wyznacznik</text:p>
                <draw:g>
                  <svg:desc>'tolerance_1e-14_results'.A4:'tolerance_1e-14_results'.A4</svg:desc>
                </draw:g>
              </table:table-cell>
              <table:table-cell office:value-type="float" office:value="50104">
                <text:p>50104</text:p>
                <draw:g>
                  <svg:desc>'tolerance_1e-14_results'.E4:'tolerance_1e-14_results'.G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49896">
                <text:p>49896</text:p>
              </table:table-cell>
            </table:table-row>
            <table:table-row>
              <table:table-cell office:value-type="string">
                <text:p>macierz 2x2 własny wyznacznik</text:p>
                <draw:g>
                  <svg:desc>'tolerance_1e-14_results'.A5:'tolerance_1e-14_results'.A5</svg:desc>
                </draw:g>
              </table:table-cell>
              <table:table-cell office:value-type="float" office:value="50101">
                <text:p>50101</text:p>
                <draw:g>
                  <svg:desc>'tolerance_1e-14_results'.E5:'tolerance_1e-14_results'.G5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49892">
                <text:p>49892</text:p>
              </table:table-cell>
            </table:table-row>
            <table:table-row>
              <table:table-cell office:value-type="string">
                <text:p>macierz 3x3 wyznacznik numpy</text:p>
                <draw:g>
                  <svg:desc>'tolerance_1e-14_results'.A6:'tolerance_1e-14_results'.A6</svg:desc>
                </draw:g>
              </table:table-cell>
              <table:table-cell office:value-type="float" office:value="50104">
                <text:p>50104</text:p>
                <draw:g>
                  <svg:desc>'tolerance_1e-14_results'.E6:'tolerance_1e-14_results'.G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49896">
                <text:p>49896</text:p>
              </table:table-cell>
            </table:table-row>
            <table:table-row>
              <table:table-cell office:value-type="string">
                <text:p>macierz 2x2 wyznacznik numpy</text:p>
                <draw:g>
                  <svg:desc>'tolerance_1e-14_results'.A7:'tolerance_1e-14_results'.A7</svg:desc>
                </draw:g>
              </table:table-cell>
              <table:table-cell office:value-type="float" office:value="50100">
                <text:p>50100</text:p>
                <draw:g>
                  <svg:desc>'tolerance_1e-14_results'.E7:'tolerance_1e-14_results'.G7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49892">
                <text:p>498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85cm" svg:y="0.316cm" chart:style-name="ch2">
          <text:p>dataset 1d</text:p>
        </chart:title>
        <chart:legend chart:legend-position="end" svg:x="11.461cm" svg:y="2.66cm" style:legend-expansion="high" chart:style-name="ch3"/>
        <chart:plot-area chart:style-name="ch4" table:cell-range-address="'tolerance_1e-14_results'.K3:'tolerance_1e-14_results'.M7 'tolerance_1e-14_results'.A4:'tolerance_1e-14_results'.A7" chart:data-source-has-labels="both" svg:x="1.331cm" svg:y="1.275cm" svg:width="9.81cm" svg:height="6.564cm">
          <chart:coordinate-region svg:x="2.323cm" svg:y="1.474cm" svg:width="8.818cm" svg:height="5.718cm"/>
          <chart:axis chart:dimension="x" chart:name="primary-x" chart:style-name="ch5" chartooo:axis-type="auto">
            <chartooo:date-scale/>
            <chart:title svg:x="5.319cm" svg:y="8.019cm" chart:style-name="ch6">
              <text:p>Klasyfikacja</text:p>
            </chart:title>
            <chart:categories table:cell-range-address="'tolerance_1e-14_results'.K3:'tolerance_1e-14_results'.M3"/>
          </chart:axis>
          <chart:axis chart:dimension="y" chart:name="primary-y" chart:style-name="ch7">
            <chart:title svg:x="0.451cm" svg:y="5.593cm" chart:style-name="ch8">
              <text:p>Ilość punktów</text:p>
            </chart:title>
            <chart:grid chart:style-name="ch9" chart:class="major"/>
          </chart:axis>
          <chart:series chart:style-name="ch10" chart:values-cell-range-address="'tolerance_1e-14_results'.K4:'tolerance_1e-14_results'.M4" chart:label-cell-address="'tolerance_1e-14_results'.A4:'tolerance_1e-14_results'.A4" chart:class="chart:bar">
            <chart:data-point chart:repeated="3"/>
          </chart:series>
          <chart:series chart:style-name="ch11" chart:values-cell-range-address="'tolerance_1e-14_results'.K5:'tolerance_1e-14_results'.M5" chart:label-cell-address="'tolerance_1e-14_results'.A5:'tolerance_1e-14_results'.A5" chart:class="chart:bar">
            <chart:data-point chart:repeated="3"/>
          </chart:series>
          <chart:series chart:style-name="ch12" chart:values-cell-range-address="'tolerance_1e-14_results'.K6:'tolerance_1e-14_results'.M6" chart:label-cell-address="'tolerance_1e-14_results'.A6:'tolerance_1e-14_results'.A6" chart:class="chart:bar">
            <chart:data-point chart:repeated="3"/>
          </chart:series>
          <chart:series chart:style-name="ch13" chart:values-cell-range-address="'tolerance_1e-14_results'.K7:'tolerance_1e-14_results'.M7" chart:label-cell-address="'tolerance_1e-14_results'.A7:'tolerance_1e-14_results'.A7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FT</text:p>
                <draw:g>
                  <svg:desc>'tolerance_1e-14_results'.K3:'tolerance_1e-14_results'.M3</svg:desc>
                </draw:g>
              </table:table-cell>
              <table:table-cell office:value-type="string">
                <text:p>COLLINEAR</text:p>
              </table:table-cell>
              <table:table-cell office:value-type="string">
                <text:p>RIGHT</text:p>
              </table:table-cell>
            </table:table-row>
          </table:table-header-rows>
          <table:table-rows>
            <table:table-row>
              <table:table-cell office:value-type="string">
                <text:p>macierz 3x3 własny wyznacznik</text:p>
                <draw:g>
                  <svg:desc>'tolerance_1e-14_results'.A4:'tolerance_1e-14_results'.A4</svg:desc>
                </draw:g>
              </table:table-cell>
              <table:table-cell office:value-type="float" office:value="105">
                <text:p>105</text:p>
                <draw:g>
                  <svg:desc>'tolerance_1e-14_results'.K4:'tolerance_1e-14_results'.M4</svg:desc>
                </draw:g>
              </table:table-cell>
              <table:table-cell office:value-type="float" office:value="827">
                <text:p>82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macierz 2x2 własny wyznacznik</text:p>
                <draw:g>
                  <svg:desc>'tolerance_1e-14_results'.A5:'tolerance_1e-14_results'.A5</svg:desc>
                </draw:g>
              </table:table-cell>
              <table:table-cell office:value-type="float" office:value="145">
                <text:p>145</text:p>
                <draw:g>
                  <svg:desc>'tolerance_1e-14_results'.K5:'tolerance_1e-14_results'.M5</svg:desc>
                </draw:g>
              </table:table-cell>
              <table:table-cell office:value-type="float" office:value="712">
                <text:p>71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macierz 3x3 wyznacznik numpy</text:p>
                <draw:g>
                  <svg:desc>'tolerance_1e-14_results'.A6:'tolerance_1e-14_results'.A6</svg:desc>
                </draw:g>
              </table:table-cell>
              <table:table-cell office:value-type="float" office:value="41">
                <text:p>41</text:p>
                <draw:g>
                  <svg:desc>'tolerance_1e-14_results'.K6:'tolerance_1e-14_results'.M6</svg:desc>
                </draw:g>
              </table:table-cell>
              <table:table-cell office:value-type="float" office:value="921">
                <text:p>92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macierz 2x2 wyznacznik numpy</text:p>
                <draw:g>
                  <svg:desc>'tolerance_1e-14_results'.A7:'tolerance_1e-14_results'.A7</svg:desc>
                </draw:g>
              </table:table-cell>
              <table:table-cell office:value-type="float" office:value="172">
                <text:p>172</text:p>
                <draw:g>
                  <svg:desc>'tolerance_1e-14_results'.K7:'tolerance_1e-14_results'.M7</svg:desc>
                </draw:g>
              </table:table-cell>
              <table:table-cell office:value-type="float" office:value="688">
                <text:p>688</text:p>
              </table:table-cell>
              <table:table-cell office:value-type="float" office:value="140">
                <text:p>1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